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iemocap_2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5678904836174" calcext:value-type="float">
            <text:p>0.255678904836174</text:p>
          </table:table-cell>
          <table:table-cell office:value-type="float" office:value="0.580398859058323" calcext:value-type="float">
            <text:p>0.580398859058323</text:p>
          </table:table-cell>
          <table:table-cell office:value-type="float" office:value="0.443332728412908" calcext:value-type="float">
            <text:p>0.443332728412908</text:p>
          </table:table-cell>
          <table:table-cell table:formula="of:=AVERAGE([.C1:.E1])" office:value-type="float" office:value="0.426470164102469" calcext:value-type="float">
            <text:p>0.426470164102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62249197816634" calcext:value-type="float">
            <text:p>0.262249197816634</text:p>
          </table:table-cell>
          <table:table-cell office:value-type="float" office:value="0.591486275562818" calcext:value-type="float">
            <text:p>0.591486275562818</text:p>
          </table:table-cell>
          <table:table-cell office:value-type="float" office:value="0.447424745647458" calcext:value-type="float">
            <text:p>0.447424745647458</text:p>
          </table:table-cell>
          <table:table-cell table:formula="of:=AVERAGE([.C2:.E2])" office:value-type="float" office:value="0.43372007300897" calcext:value-type="float">
            <text:p>0.433720073008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9290969082513" calcext:value-type="float">
            <text:p>0.259290969082513</text:p>
          </table:table-cell>
          <table:table-cell office:value-type="float" office:value="0.582134838994339" calcext:value-type="float">
            <text:p>0.582134838994339</text:p>
          </table:table-cell>
          <table:table-cell office:value-type="float" office:value="0.441365809844892" calcext:value-type="float">
            <text:p>0.441365809844892</text:p>
          </table:table-cell>
          <table:table-cell table:formula="of:=AVERAGE([.C3:.E3])" office:value-type="float" office:value="0.427597205973915" calcext:value-type="float">
            <text:p>0.4275972059739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57469264617192" calcext:value-type="float">
            <text:p>0.257469264617192</text:p>
          </table:table-cell>
          <table:table-cell office:value-type="float" office:value="0.581033441265956" calcext:value-type="float">
            <text:p>0.581033441265956</text:p>
          </table:table-cell>
          <table:table-cell office:value-type="float" office:value="0.442509491536859" calcext:value-type="float">
            <text:p>0.442509491536859</text:p>
          </table:table-cell>
          <table:table-cell table:formula="of:=AVERAGE([.C4:.E4])" office:value-type="float" office:value="0.427004065806669" calcext:value-type="float">
            <text:p>0.4270040658066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61984171729765" calcext:value-type="float">
            <text:p>0.261984171729765</text:p>
          </table:table-cell>
          <table:table-cell office:value-type="float" office:value="0.593090264167828" calcext:value-type="float">
            <text:p>0.593090264167828</text:p>
          </table:table-cell>
          <table:table-cell office:value-type="float" office:value="0.447577020527493" calcext:value-type="float">
            <text:p>0.447577020527493</text:p>
          </table:table-cell>
          <table:table-cell table:formula="of:=AVERAGE([.C5:.E5])" office:value-type="float" office:value="0.434217152141695" calcext:value-type="float">
            <text:p>0.434217152141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61708470245894" calcext:value-type="float">
            <text:p>0.261708470245894</text:p>
          </table:table-cell>
          <table:table-cell office:value-type="float" office:value="0.590759746997454" calcext:value-type="float">
            <text:p>0.590759746997454</text:p>
          </table:table-cell>
          <table:table-cell office:value-type="float" office:value="0.447744530155599" calcext:value-type="float">
            <text:p>0.447744530155599</text:p>
          </table:table-cell>
          <table:table-cell table:formula="of:=AVERAGE([.C6:.E6])" office:value-type="float" office:value="0.433404249132982" calcext:value-type="float">
            <text:p>0.433404249132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09553421079782" calcext:value-type="float">
            <text:p>0.209553421079782</text:p>
          </table:table-cell>
          <table:table-cell office:value-type="float" office:value="0.598457481609076" calcext:value-type="float">
            <text:p>0.598457481609076</text:p>
          </table:table-cell>
          <table:table-cell office:value-type="float" office:value="0.456562589049368" calcext:value-type="float">
            <text:p>0.456562589049368</text:p>
          </table:table-cell>
          <table:table-cell table:formula="of:=AVERAGE([.C7:.E7])" office:value-type="float" office:value="0.421524497246075" calcext:value-type="float">
            <text:p>0.421524497246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177113061481269" calcext:value-type="float">
            <text:p>0.177113061481269</text:p>
          </table:table-cell>
          <table:table-cell office:value-type="float" office:value="0.599476884249573" calcext:value-type="float">
            <text:p>0.599476884249573</text:p>
          </table:table-cell>
          <table:table-cell office:value-type="float" office:value="0.443981044981928" calcext:value-type="float">
            <text:p>0.443981044981928</text:p>
          </table:table-cell>
          <table:table-cell table:formula="of:=AVERAGE([.C8:.E8])" office:value-type="float" office:value="0.406856996904257" calcext:value-type="float">
            <text:p>0.4068569969042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55437322038718" calcext:value-type="float">
            <text:p>0.155437322038718</text:p>
          </table:table-cell>
          <table:table-cell office:value-type="float" office:value="0.597394593975207" calcext:value-type="float">
            <text:p>0.597394593975207</text:p>
          </table:table-cell>
          <table:table-cell office:value-type="float" office:value="0.438117459738854" calcext:value-type="float">
            <text:p>0.438117459738854</text:p>
          </table:table-cell>
          <table:table-cell table:formula="of:=AVERAGE([.C9:.E9])" office:value-type="float" office:value="0.396983125250927" calcext:value-type="float">
            <text:p>0.3969831252509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170134499481627" calcext:value-type="float">
            <text:p>0.170134499481627</text:p>
          </table:table-cell>
          <table:table-cell office:value-type="float" office:value="0.601145004647682" calcext:value-type="float">
            <text:p>0.601145004647682</text:p>
          </table:table-cell>
          <table:table-cell office:value-type="float" office:value="0.444599713323115" calcext:value-type="float">
            <text:p>0.444599713323115</text:p>
          </table:table-cell>
          <table:table-cell table:formula="of:=AVERAGE([.C10:.E10])" office:value-type="float" office:value="0.405293072484142" calcext:value-type="float">
            <text:p>0.4052930724841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150888105406608" calcext:value-type="float">
            <text:p>0.150888105406608</text:p>
          </table:table-cell>
          <table:table-cell office:value-type="float" office:value="0.591930953378891" calcext:value-type="float">
            <text:p>0.591930953378891</text:p>
          </table:table-cell>
          <table:table-cell office:value-type="float" office:value="0.436434785589991" calcext:value-type="float">
            <text:p>0.436434785589991</text:p>
          </table:table-cell>
          <table:table-cell table:formula="of:=AVERAGE([.C11:.E11])" office:value-type="float" office:value="0.39308461479183" calcext:value-type="float">
            <text:p>0.39308461479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15526287689443" calcext:value-type="float">
            <text:p>0.15526287689443</text:p>
          </table:table-cell>
          <table:table-cell office:value-type="float" office:value="0.596747982115671" calcext:value-type="float">
            <text:p>0.596747982115671</text:p>
          </table:table-cell>
          <table:table-cell office:value-type="float" office:value="0.437861039190054" calcext:value-type="float">
            <text:p>0.437861039190054</text:p>
          </table:table-cell>
          <table:table-cell table:formula="of:=AVERAGE([.C12:.E12])" office:value-type="float" office:value="0.396623966066718" calcext:value-type="float">
            <text:p>0.3966239660667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155914780155312" calcext:value-type="float">
            <text:p>0.155914780155312</text:p>
          </table:table-cell>
          <table:table-cell office:value-type="float" office:value="0.589756941569182" calcext:value-type="float">
            <text:p>0.589756941569182</text:p>
          </table:table-cell>
          <table:table-cell office:value-type="float" office:value="0.435475963032731" calcext:value-type="float">
            <text:p>0.435475963032731</text:p>
          </table:table-cell>
          <table:table-cell table:formula="of:=AVERAGE([.C13:.E13])" office:value-type="float" office:value="0.393715894919075" calcext:value-type="float">
            <text:p>0.393715894919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150912209027262" calcext:value-type="float">
            <text:p>0.150912209027262</text:p>
          </table:table-cell>
          <table:table-cell office:value-type="float" office:value="0.589921358378305" calcext:value-type="float">
            <text:p>0.589921358378305</text:p>
          </table:table-cell>
          <table:table-cell office:value-type="float" office:value="0.435345407197635" calcext:value-type="float">
            <text:p>0.435345407197635</text:p>
          </table:table-cell>
          <table:table-cell table:formula="of:=AVERAGE([.C14:.E14])" office:value-type="float" office:value="0.392059658201067" calcext:value-type="float">
            <text:p>0.3920596582010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155598814268646" calcext:value-type="float">
            <text:p>0.155598814268646</text:p>
          </table:table-cell>
          <table:table-cell office:value-type="float" office:value="0.59567124550044" calcext:value-type="float">
            <text:p>0.59567124550044</text:p>
          </table:table-cell>
          <table:table-cell office:value-type="float" office:value="0.437645838354538" calcext:value-type="float">
            <text:p>0.437645838354538</text:p>
          </table:table-cell>
          <table:table-cell table:formula="of:=AVERAGE([.C15:.E15])" office:value-type="float" office:value="0.396305299374541" calcext:value-type="float">
            <text:p>0.3963052993745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155831645355031" calcext:value-type="float">
            <text:p>0.155831645355031</text:p>
          </table:table-cell>
          <table:table-cell office:value-type="float" office:value="0.586747080337956" calcext:value-type="float">
            <text:p>0.586747080337956</text:p>
          </table:table-cell>
          <table:table-cell office:value-type="float" office:value="0.426856201339679" calcext:value-type="float">
            <text:p>0.426856201339679</text:p>
          </table:table-cell>
          <table:table-cell table:formula="of:=AVERAGE([.C16:.E16])" office:value-type="float" office:value="0.389811642344222" calcext:value-type="float">
            <text:p>0.3898116423442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151608870478259" calcext:value-type="float">
            <text:p>0.151608870478259</text:p>
          </table:table-cell>
          <table:table-cell office:value-type="float" office:value="0.587137631453551" calcext:value-type="float">
            <text:p>0.587137631453551</text:p>
          </table:table-cell>
          <table:table-cell office:value-type="float" office:value="0.426935883084532" calcext:value-type="float">
            <text:p>0.426935883084532</text:p>
          </table:table-cell>
          <table:table-cell table:formula="of:=AVERAGE([.C17:.E17])" office:value-type="float" office:value="0.388560795005447" calcext:value-type="float">
            <text:p>0.3885607950054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137212077540446" calcext:value-type="float">
            <text:p>0.137212077540446</text:p>
          </table:table-cell>
          <table:table-cell office:value-type="float" office:value="0.591410865206414" calcext:value-type="float">
            <text:p>0.591410865206414</text:p>
          </table:table-cell>
          <table:table-cell office:value-type="float" office:value="0.429523498382538" calcext:value-type="float">
            <text:p>0.429523498382538</text:p>
          </table:table-cell>
          <table:table-cell table:formula="of:=AVERAGE([.C18:.E18])" office:value-type="float" office:value="0.3860488137098" calcext:value-type="float">
            <text:p>0.3860488137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kaoGothic" style:language-asian="zxx" style:country-asian="none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9-01T23:11:11.236911874</dc:date>
    <dc:creator>Bagus Tris Atmaja</dc:creator>
    <meta:editing-duration>PT49S</meta:editing-duration>
    <meta:editing-cycles>1</meta:editing-cycles>
    <meta:document-statistic meta:table-count="1" meta:cell-count="108" meta:object-count="0"/>
    <meta:generator>LibreOffice/6.3.6.2$Linux_X86_64 LibreOffice_project/2196df99b074d8a661f4036fca8fa0cbfa33a497</meta:generator>
  </office:meta>
</office:document-meta>
</file>